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DA000000DB84B1121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757cm"/>
    </style:style>
    <style:style style:name="gr3" style:family="graphic" style:parent-style-name="standard">
      <style:graphic-properties draw:stroke="none" svg:stroke-color="#000000" draw:fill="none" draw:fill-color="#ffffff" fo:min-height="1.366cm"/>
    </style:style>
    <style:style style:name="gr4" style:family="graphic" style:parent-style-name="standard">
      <style:graphic-properties draw:stroke="none" svg:stroke-color="#000000" draw:fill="none" draw:fill-color="#ffffff" fo:min-height="1.401cm"/>
    </style:style>
    <style:style style:name="gr5" style:family="graphic" style:parent-style-name="standard">
      <style:graphic-properties draw:stroke="none" svg:stroke-color="#000000" draw:fill="none" draw:fill-color="#ffffff" fo:min-height="1.248cm"/>
    </style:style>
    <style:style style:name="gr6" style:family="graphic" style:parent-style-name="standard">
      <style:graphic-properties draw:stroke="none" svg:stroke-color="#000000" draw:fill="none" draw:fill-color="#ffffff" fo:min-height="1.291cm"/>
    </style:style>
    <style:style style:name="gr7" style:family="graphic" style:parent-style-name="standard">
      <style:graphic-properties draw:stroke="none" svg:stroke-color="#000000" draw:fill="none" draw:fill-color="#ffffff" fo:min-height="0.951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fo:min-height="1.004cm"/>
    </style:style>
    <style:style style:name="gr10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Symbol" style:font-family-generic="roman" style:font-pitch="variable" style:font-charset="x-symbol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family="Symbol" style:font-family-generic="roman" style:font-pitch="variable" style:font-charset="x-symbol"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Symbol" style:font-family-generic="roman" style:font-pitch="variable" style:font-charset="x-symbol" fo:font-size="32pt" fo:font-weight="bold" style:font-size-asian="32pt" style:font-weight-asian="bold" style:font-size-complex="32pt" style:font-weight-complex="bold"/>
    </style:style>
    <style:style style:name="T2" style:family="text">
      <style:text-properties style:text-position="sub 58%" fo:font-family="Symbol" style:font-family-generic="roman" style:font-pitch="variable" style:font-charset="x-symbol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fo:font-family="Symbol" style:font-family-generic="roman" style:font-pitch="variable" style:font-charset="x-symbol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5" style:family="text">
      <style:text-properties style:text-position="super 58%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2cm" svg:height="15.756cm" svg:x="4.822cm" svg:y="5.564cm">
          <draw:image xlink:href="Pictures/10000000000000DA000000DB84B1121F.png" xlink:type="simple" xlink:show="embed" xlink:actuate="onLoad">
            <text:p/>
          </draw:image>
        </draw:frame>
        <draw:frame draw:style-name="gr2" draw:text-style-name="P2" draw:layer="layout" svg:width="2.106cm" svg:height="2.007cm" svg:x="3.441cm" svg:y="4.891cm">
          <draw:text-box>
            <text:p text:style-name="P2"><text:span text:style-name="T1">n</text:span><text:span text:style-name="T2">m</text:span></text:p>
          </draw:text-box>
        </draw:frame>
        <draw:frame draw:style-name="gr3" draw:text-style-name="P3" draw:layer="layout" svg:width="1.61cm" svg:height="1.636cm" svg:x="17.01cm" svg:y="5.032cm">
          <draw:text-box>
            <text:p text:style-name="P3"><text:span text:style-name="T1">m</text:span><text:span text:style-name="T3">-</text:span></text:p>
          </draw:text-box>
        </draw:frame>
        <draw:frame draw:style-name="gr4" draw:text-style-name="P4" draw:layer="layout" svg:width="1.905cm" svg:height="1.651cm" svg:x="18.399cm" svg:y="17.764cm">
          <draw:text-box>
            <text:p text:style-name="P4"><text:span text:style-name="T4">P</text:span></text:p>
          </draw:text-box>
        </draw:frame>
        <draw:frame draw:style-name="gr5" draw:text-style-name="P4" draw:layer="layout" svg:width="1.611cm" svg:height="1.517cm" svg:x="2.574cm" svg:y="17.994cm">
          <draw:text-box>
            <text:p text:style-name="P4"><text:span text:style-name="T4">N</text:span></text:p>
          </draw:text-box>
        </draw:frame>
        <draw:frame draw:style-name="gr6" draw:text-style-name="P4" draw:layer="layout" svg:width="2.231cm" svg:height="1.559cm" svg:x="11.821cm" svg:y="10.932cm">
          <draw:text-box>
            <text:p text:style-name="P4"><text:span text:style-name="T4">W</text:span><text:span text:style-name="T5">+</text:span></text:p>
          </draw:text-box>
        </draw:frame>
        <draw:frame draw:style-name="gr7" draw:text-style-name="P5" draw:layer="layout" svg:width="1.61cm" svg:height="1.216cm" svg:x="4.383cm" svg:y="17.933cm">
          <draw:text-box>
            <text:p text:style-name="P5"><text:span text:style-name="T6">u</text:span></text:p>
          </draw:text-box>
        </draw:frame>
        <draw:frame draw:style-name="gr7" draw:text-style-name="P5" draw:layer="layout" svg:width="1.611cm" svg:height="1.216cm" svg:x="16.875cm" svg:y="16.481cm">
          <draw:text-box>
            <text:p text:style-name="P5"><text:span text:style-name="T6">u</text:span></text:p>
          </draw:text-box>
        </draw:frame>
        <draw:frame draw:style-name="gr8" draw:text-style-name="P5" draw:layer="layout" svg:width="1.611cm" svg:height="1.216cm" svg:x="16.875cm" svg:y="17.987cm">
          <draw:text-box>
            <text:p text:style-name="P5"><text:span text:style-name="T6">u</text:span></text:p>
          </draw:text-box>
        </draw:frame>
        <draw:frame draw:style-name="gr9" draw:text-style-name="P5" draw:layer="layout" svg:width="1.611cm" svg:height="1.254cm" svg:x="4.416cm" svg:y="16.329cm">
          <draw:text-box>
            <text:p text:style-name="P5"><text:span text:style-name="T6">d</text:span></text:p>
          </draw:text-box>
        </draw:frame>
        <draw:frame draw:style-name="gr7" draw:text-style-name="P5" draw:layer="layout" svg:width="1.61cm" svg:height="1.216cm" svg:x="4.462cm" svg:y="19.439cm">
          <draw:text-box>
            <text:p text:style-name="P5"><text:span text:style-name="T6">d</text:span></text:p>
          </draw:text-box>
        </draw:frame>
        <draw:frame draw:style-name="gr7" draw:text-style-name="P5" draw:layer="layout" svg:width="1.611cm" svg:height="1.216cm" svg:x="16.875cm" svg:y="19.367cm">
          <draw:text-box>
            <text:p text:style-name="P5"><text:span text:style-name="T6">d</text:span></text:p>
          </draw:text-box>
        </draw:frame>
        <draw:ellipse draw:style-name="gr10" draw:text-style-name="P1" draw:layer="layout" svg:width="3.717cm" svg:height="5.153cm" svg:x="2.397cm" svg:y="16.016cm">
          <text:p/>
        </draw:ellipse>
        <draw:ellipse draw:style-name="gr10" draw:text-style-name="P1" draw:layer="layout" svg:width="3.717cm" svg:height="5.153cm" svg:x="16.079cm" svg:y="15.971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DA000000DB84B1121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j Das</meta:initial-creator>
    <meta:creation-date>2015-06-08T01:16:19.88</meta:creation-date>
    <dc:date>2015-06-08T02:09:20.27</dc:date>
    <dc:creator>Raj Das</dc:creator>
    <meta:editing-duration>PT53M1S</meta:editing-duration>
    <meta:editing-cycles>2</meta:editing-cycles>
    <meta:generator>OpenOffice/4.0.1$Win32 OpenOffice.org_project/401m5$Build-9714</meta:generator>
    <meta:document-statistic meta:object-count="14"/>
  </office:meta>
</office:document-meta>
</file>